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0CA0E906084C2B77E76.jpg" manifest:media-type="image/jpeg"/>
  <manifest:file-entry manifest:full-path="Pictures/10000001000000AA000000A99F4B33385ED5F7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72cm" svg:height="2.857cm" svg:x="0.254cm" svg:y="0.454cm">
          <draw:image xlink:href="Pictures/10000001000000AA000000A99F4B33385ED5F778.png" xlink:type="simple" xlink:show="embed" xlink:actuate="onLoad" draw:mime-type="image/png">
            <text:p/>
          </draw:image>
        </draw:frame>
        <draw:frame draw:style-name="gr1" draw:text-style-name="P1" draw:layer="layout" svg:width="3.928cm" svg:height="2.725cm" svg:x="3.411cm" svg:y="0.454cm">
          <draw:image xlink:href="Pictures/1000000000000123000000CA0E906084C2B77E7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3T10:57:59.547283532</meta:creation-date>
    <dc:date>2025-03-13T11:01:07.326659807</dc:date>
    <meta:editing-duration>PT3M8S</meta:editing-duration>
    <meta:editing-cycles>1</meta:editing-cycles>
    <meta:document-statistic meta:object-count="2"/>
    <meta:generator>LibreOffice/7.3.7.2$Linux_X86_64 LibreOffice_project/30$Build-2</meta:generator>
  </office:meta>
</office:document-meta>
</file>